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81cm" draw:marker-end-width="0.076cm" draw:stroke-linejoin="miter" draw:fill="solid" draw:fill-color="#d8fdfe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2" style:family="graphic" style:parent-style-name="standard">
      <style:graphic-properties draw:stroke="solid" svg:stroke-width="0.051cm" svg:stroke-color="#000000" draw:marker-start-width="0.381cm" draw:marker-end-width="0.076cm" draw:stroke-linejoin="miter" draw:fill="none" draw:fill-color="#bbe0e3" draw:textarea-horizontal-align="left" draw:textarea-vertical-align="middle" draw:auto-grow-height="false" fo:padding-top="0.129cm" fo:padding-bottom="0.129cm" fo:padding-left="0.249cm" fo:padding-right="0.249cm" fo:wrap-option="wrap" draw:shadow="hidden"/>
    </style:style>
    <style:style style:name="gr3" style:family="graphic" style:parent-style-name="standard">
      <style:graphic-properties draw:stroke="solid" svg:stroke-width="0.051cm" svg:stroke-color="#000000" draw:marker-start-width="0.381cm" draw:marker-end-width="0.076cm" draw:stroke-linejoin="miter" draw:fill="none" draw:fill-color="#bbe0e3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4" style:family="graphic" style:parent-style-name="standard">
      <style:graphic-properties draw:stroke="solid" svg:stroke-width="0.051cm" svg:stroke-color="#000000" draw:marker-start-width="0.381cm" draw:marker-end-width="0.076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076cm" draw:stroke-linejoin="miter" draw:fill="none" draw:fill-color="#ffffff" draw:textarea-horizontal-align="left" draw:textarea-vertical-align="middle" draw:auto-grow-height="false" fo:padding-top="0.129cm" fo:padding-bottom="0.129cm" fo:padding-left="0.249cm" fo:padding-right="0.249cm" fo:wrap-option="wrap" draw:shadow="hidden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076cm" draw:stroke-linejoin="round" draw:fill="none" draw:fill-color="#bbe0e3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7" style:family="graphic" style:parent-style-name="standard">
      <style:graphic-properties draw:stroke="none" svg:stroke-width="0.051cm" draw:marker-start-width="0.381cm" draw:marker-end-width="0.076cm" draw:fill="none" draw:fill-color="#bbe0e3" draw:textarea-horizontal-align="justify" draw:textarea-vertical-align="top" draw:auto-grow-height="true" fo:min-height="0.385cm" fo:min-width="1.716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076cm" draw:stroke-linejoin="miter" draw:fill="solid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9" style:family="graphic" style:parent-style-name="standard" style:list-style-name="L2">
      <style:graphic-properties draw:stroke="none" svg:stroke-width="0.051cm" draw:marker-start-width="0.381cm" draw:marker-end-width="0.076cm" draw:fill="none" draw:fill-color="#bbe0e3" draw:textarea-horizontal-align="justify" draw:textarea-vertical-align="top" draw:auto-grow-height="true" fo:min-height="0.509cm" fo:min-width="0.887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dash" draw:stroke-dash="Dash_20_2" svg:stroke-width="0.051cm" svg:stroke-color="#000000" draw:marker-start-width="0.381cm" draw:marker-end-width="0.076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11" style:family="graphic" style:parent-style-name="standard">
      <style:graphic-properties draw:stroke="none" svg:stroke-width="0.051cm" draw:marker-start-width="0.381cm" draw:marker-end-width="0.076cm" draw:fill="none" draw:fill-color="#bbe0e3" draw:textarea-horizontal-align="justify" draw:textarea-vertical-align="top" draw:auto-grow-height="true" fo:min-height="0.339cm" fo:min-width="2.318cm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51cm" svg:stroke-color="#000000" draw:marker-start="" draw:marker-start-width="0.178cm" draw:marker-end="Arrow_20_concave" draw:marker-end-width="0.178cm" draw:marker-end-center="false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13" style:family="graphic" style:parent-style-name="standard">
      <style:graphic-properties draw:stroke="none" svg:stroke-width="0.051cm" draw:marker-start-width="0.381cm" draw:marker-end-width="0.076cm" draw:fill="none" draw:fill-color="#bbe0e3" draw:textarea-horizontal-align="justify" draw:textarea-vertical-align="top" draw:auto-grow-height="true" fo:min-height="0.339cm" fo:min-width="0.586cm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svg:stroke-width="0.051cm" draw:marker-start-width="0.381cm" draw:marker-end-width="0.076cm" draw:fill="none" draw:fill-color="#bbe0e3" draw:textarea-horizontal-align="justify" draw:textarea-vertical-align="top" draw:auto-grow-height="true" fo:min-height="0.339cm" fo:min-width="0.349cm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svg:stroke-width="0.051cm" draw:marker-start-width="0.381cm" draw:marker-end-width="0.076cm" draw:fill="none" draw:fill-color="#bbe0e3" draw:textarea-horizontal-align="justify" draw:textarea-vertical-align="top" draw:auto-grow-height="true" fo:min-height="0.339cm" fo:min-width="0.506cm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none" svg:stroke-width="0.051cm" draw:marker-start-width="0.381cm" draw:marker-end-width="0.076cm" draw:fill="none" draw:fill-color="#bbe0e3" draw:textarea-horizontal-align="justify" draw:textarea-vertical-align="top" draw:auto-grow-height="true" fo:min-height="0.339cm" fo:min-width="0.379cm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none" svg:stroke-width="0.051cm" draw:marker-start-width="0.381cm" draw:marker-end-width="0.076cm" draw:fill="none" draw:fill-color="#bbe0e3" draw:textarea-horizontal-align="justify" draw:textarea-vertical-align="top" draw:auto-grow-height="true" fo:min-height="0.339cm" fo:min-width="0.408cm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none" svg:stroke-width="0.051cm" draw:marker-start-width="0.381cm" draw:marker-end-width="0.076cm" draw:fill="none" draw:fill-color="#bbe0e3" draw:textarea-horizontal-align="justify" draw:textarea-vertical-align="top" draw:auto-grow-height="true" fo:min-height="0.339cm" fo:min-width="0.442cm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svg:stroke-width="0.051cm" draw:marker-start-width="0.381cm" draw:marker-end-width="0.076cm" draw:fill="none" draw:fill-color="#bbe0e3" draw:textarea-horizontal-align="justify" draw:textarea-vertical-align="top" draw:auto-grow-height="true" fo:min-height="0.339cm" fo:min-width="3.486cm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2">
      <style:graphic-properties draw:stroke="none" svg:stroke-width="0.051cm" draw:marker-start-width="0.381cm" draw:marker-end-width="0.076cm" draw:fill="none" draw:fill-color="#bbe0e3" draw:textarea-horizontal-align="justify" draw:textarea-vertical-align="top" draw:auto-grow-height="true" fo:min-height="1.015cm" fo:min-width="7.774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svg:stroke-width="0.051cm" draw:marker-start-width="0.381cm" draw:marker-end-width="0.076cm" draw:fill="none" draw:fill-color="#bbe0e3" draw:textarea-horizontal-align="justify" draw:textarea-vertical-align="top" draw:auto-grow-height="true" fo:min-height="0.339cm" fo:min-width="0.692cm" fo:padding-top="0.13cm" fo:padding-bottom="0.13cm" fo:padding-left="0.25cm" fo:padding-right="0.25cm" fo:wrap-option="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25% 58%" fo:font-size="8pt" style:font-size-asian="8pt" style:font-size-complex="8pt"/>
    </style:style>
    <style:style style:name="T3" style:family="text">
      <style:text-properties fo:font-size="6pt" fo:language="en" fo:country="US" style:font-size-asian="6pt" style:font-size-complex="6pt"/>
    </style:style>
    <style:style style:name="T4" style:family="text">
      <style:text-properties fo:font-size="8pt" fo:language="en" fo:country="US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.116cm" svg:height="1.905cm" svg:x="6.174cm" svg:y="4.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6cm" svg:height="0.635cm" svg:x="7.549cm" svg:y="2.93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g>
          <draw:custom-shape draw:style-name="gr2" draw:text-style-name="P1" draw:layer="layout" svg:width="0.188cm" svg:height="0.493cm" svg:x="14.51cm" svg:y="2.4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564cm" svg:height="0.493cm" svg:x="14.323cm" svg:y="1.95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4" draw:text-style-name="P2" draw:layer="layout" svg:x1="14.417cm" svg:y1="2.025cm" svg:x2="14.792cm" svg:y2="2.353cm">
              <text:p/>
            </draw:line>
            <draw:line draw:style-name="gr4" draw:text-style-name="P2" draw:layer="layout" svg:x1="14.424cm" svg:y1="2.36cm" svg:x2="14.8cm" svg:y2="2.032cm">
              <text:p/>
            </draw:line>
          </draw:g>
          <draw:custom-shape draw:style-name="gr2" draw:text-style-name="P1" draw:layer="layout" svg:width="0.188cm" svg:height="0.493cm" svg:x="14.51cm" svg:y="1.4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635cm" svg:height="0.635cm" svg:x="9.031cm" svg:y="2.93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" draw:text-style-name="P2" draw:layer="layout" svg:x1="9.137cm" svg:y1="3.035cm" svg:x2="9.56cm" svg:y2="3.458cm">
            <text:p/>
          </draw:line>
          <draw:line draw:style-name="gr4" draw:text-style-name="P2" draw:layer="layout" svg:x1="9.145cm" svg:y1="3.466cm" svg:x2="9.569cm" svg:y2="3.043cm">
            <text:p/>
          </draw:line>
        </draw:g>
        <draw:custom-shape draw:style-name="gr3" draw:text-style-name="P1" draw:layer="layout" svg:width="1.059cm" svg:height="1.905cm" svg:x="6.72cm" svg:y="3.5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46cm" svg:height="1.27cm" svg:x="7.125cm" svg:y="3.149cm">
          <text:p/>
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0.422cm" svg:height="0.846cm" svg:x="7.337cm" svg:y="3.361cm">
          <text:p/>
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4" draw:text-style-name="P2" draw:layer="layout" svg:x1="7.126cm" svg:y1="3.785cm" svg:x2="7.126cm" svg:y2="5.055cm">
          <text:p/>
        </draw:line>
        <draw:line draw:style-name="gr4" draw:text-style-name="P2" draw:layer="layout" svg:x1="7.338cm" svg:y1="3.785cm" svg:x2="7.338cm" svg:y2="5.055cm">
          <text:p/>
        </draw:line>
        <draw:line draw:style-name="gr5" draw:text-style-name="P2" draw:layer="layout" svg:x1="7.761cm" svg:y1="3.573cm" svg:x2="5.221cm" svg:y2="3.573cm">
          <text:p/>
        </draw:line>
        <draw:line draw:style-name="gr5" draw:text-style-name="P2" draw:layer="layout" svg:x1="7.76cm" svg:y1="2.938cm" svg:x2="3.527cm" svg:y2="2.938cm">
          <text:p/>
        </draw:line>
        <draw:custom-shape draw:style-name="gr6" draw:text-style-name="P1" draw:layer="layout" svg:width="2.107cm" svg:height="0.229cm" svg:x="6.174cm" svg:y="4.632cm">
          <text:p/>
          <draw:enhanced-geometry svg:viewBox="0 0 672 48" draw:type="non-primitive" draw:enhanced-path="M 0 48  C 16 24 32 0 48 0  C 64 0 80 48 96 48  C 112 48 128 0 144 0  C 160 0 176 48 192 48  C 208 48 224 0 240 0  C 256 0 272 48 288 48  C 304 48 320 0 336 0  C 352 0 368 48 384 48  C 400 48 416 0 432 0  C 448 0 464 48 480 48  C 496 48 512 0 528 0  C 544 0 560 48 576 48  C 592 48 608 0 624 0  C 640 0 664 40 672 48  N"/>
        </draw:custom-shape>
        <draw:custom-shape draw:style-name="gr7" draw:text-style-name="P4" draw:layer="layout" svg:width="2.216cm" svg:height="0.645cm" svg:x="6.17cm" svg:y="5.58cm">
          <text:p text:style-name="P3"><text:span text:style-name="T1">L-N</text:span><text:span text:style-name="T2">2</text:span><text:span text:style-name="T1"> cold trap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798cm" svg:y1="3.573cm" svg:x2="3.316cm" svg:y2="3.573cm">
          <text:p/>
        </draw:line>
        <draw:g>
          <draw:custom-shape draw:style-name="gr3" draw:text-style-name="P1" draw:layer="layout" svg:width="0.635cm" svg:height="0.635cm" svg:x="3.872cm" svg:y="2.93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" draw:text-style-name="P2" draw:layer="layout" svg:x1="3.978cm" svg:y1="3.035cm" svg:x2="4.401cm" svg:y2="3.458cm">
            <text:p/>
          </draw:line>
          <draw:line draw:style-name="gr4" draw:text-style-name="P2" draw:layer="layout" svg:x1="3.986cm" svg:y1="3.466cm" svg:x2="4.41cm" svg:y2="3.043cm">
            <text:p/>
          </draw:line>
        </draw:g>
        <draw:custom-shape draw:style-name="gr8" draw:text-style-name="P1" draw:layer="layout" svg:width="1.059cm" svg:height="1.27cm" svg:x="4.374cm" svg:y="4.6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387cm" svg:height="0.769cm" svg:x="4.219cm" svg:y="4.826cm">
          <text:p text:style-name="P3"><text:span text:style-name="T3">Diffusion </text:span></text:p>
          <text:p text:style-name="P3"><text:span text:style-name="T3"><text:s text:c="2"/></text:span><text:span text:style-name="T3">pump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98cm" svg:y1="3.573cm" svg:x2="4.798cm" svg:y2="4.632cm">
          <text:p/>
        </draw:line>
        <draw:line draw:style-name="gr4" draw:text-style-name="P2" draw:layer="layout" svg:x1="5.221cm" svg:y1="3.573cm" svg:x2="5.221cm" svg:y2="4.632cm">
          <text:p/>
        </draw:line>
        <draw:g>
          <draw:custom-shape draw:style-name="gr3" draw:text-style-name="P1" draw:layer="layout" svg:width="0.423cm" svg:height="0.423cm" svg:x="4.798cm" svg:y="3.78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" draw:text-style-name="P2" draw:layer="layout" svg:x1="4.868cm" svg:y1="3.849cm" svg:x2="5.15cm" svg:y2="4.131cm">
            <text:p/>
          </draw:line>
          <draw:line draw:style-name="gr4" draw:text-style-name="P2" draw:layer="layout" svg:x1="4.874cm" svg:y1="4.137cm" svg:x2="5.156cm" svg:y2="3.855cm">
            <text:p/>
          </draw:line>
        </draw:g>
        <draw:line draw:style-name="gr4" draw:text-style-name="P2" draw:layer="layout" svg:x1="4.373cm" svg:y1="5.69cm" svg:x2="2.892cm" svg:y2="5.69cm">
          <text:p/>
        </draw:line>
        <draw:line draw:style-name="gr4" draw:text-style-name="P2" draw:layer="layout" svg:x1="4.374cm" svg:y1="5.478cm" svg:x2="3.316cm" svg:y2="5.478cm">
          <text:p/>
        </draw:line>
        <draw:line draw:style-name="gr4" draw:text-style-name="P2" draw:layer="layout" svg:x1="3.316cm" svg:y1="5.477cm" svg:x2="3.316cm" svg:y2="3.572cm">
          <text:p/>
        </draw:line>
        <draw:line draw:style-name="gr4" draw:text-style-name="P2" draw:layer="layout" svg:x1="2.893cm" svg:y1="5.69cm" svg:x2="2.893cm" svg:y2="3.362cm">
          <text:p/>
        </draw:line>
        <draw:g>
          <draw:custom-shape draw:style-name="gr3" draw:text-style-name="P1" draw:layer="layout" svg:width="0.423cm" svg:height="0.423cm" svg:x="2.893cm" svg:y="3.78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" draw:text-style-name="P2" draw:layer="layout" svg:x1="2.963cm" svg:y1="3.849cm" svg:x2="3.245cm" svg:y2="4.131cm">
            <text:p/>
          </draw:line>
          <draw:line draw:style-name="gr4" draw:text-style-name="P2" draw:layer="layout" svg:x1="2.969cm" svg:y1="4.137cm" svg:x2="3.251cm" svg:y2="3.855cm">
            <text:p/>
          </draw:line>
        </draw:g>
        <draw:line draw:style-name="gr4" draw:text-style-name="P2" draw:layer="layout" svg:x1="2.893cm" svg:y1="3.362cm" svg:x2="2.681cm" svg:y2="3.362cm">
          <text:p/>
        </draw:line>
        <draw:line draw:style-name="gr4" draw:text-style-name="P2" draw:layer="layout" svg:x1="2.893cm" svg:y1="3.15cm" svg:x2="2.681cm" svg:y2="3.15cm">
          <text:p/>
        </draw:line>
        <draw:line draw:style-name="gr4" draw:text-style-name="P2" draw:layer="layout" svg:x1="2.893cm" svg:y1="3.15cm" svg:x2="2.893cm" svg:y2="2.938cm">
          <text:p/>
        </draw:line>
        <draw:line draw:style-name="gr4" draw:text-style-name="P2" draw:layer="layout" svg:x1="2.893cm" svg:y1="2.938cm" svg:x2="3.104cm" svg:y2="2.938cm">
          <text:p/>
        </draw:line>
        <draw:line draw:style-name="gr4" draw:text-style-name="P2" draw:layer="layout" svg:x1="3.104cm" svg:y1="2.937cm" svg:x2="3.104cm" svg:y2="2.514cm">
          <text:p/>
        </draw:line>
        <draw:line draw:style-name="gr4" draw:text-style-name="P2" draw:layer="layout" svg:x1="3.528cm" svg:y1="2.937cm" svg:x2="3.528cm" svg:y2="2.514cm">
          <text:p/>
        </draw:line>
        <draw:g>
          <draw:custom-shape draw:style-name="gr3" draw:text-style-name="P1" draw:layer="layout" svg:width="0.212cm" svg:height="0.212cm" svg:x="2.513cm" svg:y="3.1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" draw:text-style-name="P2" draw:layer="layout" svg:x1="2.548cm" svg:y1="3.182cm" svg:x2="2.689cm" svg:y2="3.323cm">
            <text:p/>
          </draw:line>
          <draw:line draw:style-name="gr4" draw:text-style-name="P2" draw:layer="layout" svg:x1="2.551cm" svg:y1="3.325cm" svg:x2="2.693cm" svg:y2="3.184cm">
            <text:p/>
          </draw:line>
        </draw:g>
        <draw:line draw:style-name="gr4" draw:text-style-name="P2" draw:layer="layout" svg:x1="2.68cm" svg:y1="3.362cm" svg:x2="2.257cm" svg:y2="3.362cm">
          <text:p/>
        </draw:line>
        <draw:line draw:style-name="gr4" draw:text-style-name="P2" draw:layer="layout" svg:x1="2.68cm" svg:y1="3.15cm" svg:x2="2.257cm" svg:y2="3.15cm">
          <text:p/>
        </draw:line>
        <draw:line draw:style-name="gr10" draw:text-style-name="P2" draw:layer="layout" svg:x1="2.258cm" svg:y1="3.15cm" svg:x2="2.258cm" svg:y2="3.362cm">
          <text:p/>
        </draw:line>
        <draw:custom-shape draw:style-name="gr11" draw:text-style-name="P4" draw:layer="layout" svg:width="2.818cm" svg:height="0.599cm" svg:x="2.046cm" svg:y="1.033cm">
          <text:p text:style-name="P3"><text:span text:style-name="T1">Rotary vane pump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3.316cm" svg:y1="2.514cm" svg:x2="3.316cm" svg:y2="1.667cm">
          <text:p/>
        </draw:line>
        <draw:custom-shape draw:style-name="gr13" draw:text-style-name="P4" draw:layer="layout" svg:width="1.086cm" svg:height="0.599cm" svg:x="1.168cm" svg:y="2.938cm">
          <text:p text:style-name="P3"><text:span text:style-name="T1">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85cm" svg:height="0.494cm" svg:x="16.488cm" svg:y="2.444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65cm" svg:height="0.493cm" svg:x="16.298cm" svg:y="1.95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" draw:text-style-name="P2" draw:layer="layout" svg:x1="16.392cm" svg:y1="2.026cm" svg:x2="16.768cm" svg:y2="2.354cm">
            <text:p/>
          </draw:line>
          <draw:line draw:style-name="gr4" draw:text-style-name="P2" draw:layer="layout" svg:x1="16.399cm" svg:y1="2.361cm" svg:x2="16.776cm" svg:y2="2.033cm">
            <text:p/>
          </draw:line>
        </draw:g>
        <draw:custom-shape draw:style-name="gr2" draw:text-style-name="P1" draw:layer="layout" svg:width="0.185cm" svg:height="0.494cm" svg:x="16.488cm" svg:y="1.45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188cm" svg:height="0.493cm" svg:x="12.534cm" svg:y="2.4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565cm" svg:height="0.493cm" svg:x="12.347cm" svg:y="1.95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4" draw:text-style-name="P2" draw:layer="layout" svg:x1="12.441cm" svg:y1="2.025cm" svg:x2="12.817cm" svg:y2="2.353cm">
              <text:p/>
            </draw:line>
            <draw:line draw:style-name="gr4" draw:text-style-name="P2" draw:layer="layout" svg:x1="12.448cm" svg:y1="2.36cm" svg:x2="12.825cm" svg:y2="2.032cm">
              <text:p/>
            </draw:line>
          </draw:g>
          <draw:custom-shape draw:style-name="gr2" draw:text-style-name="P1" draw:layer="layout" svg:width="0.188cm" svg:height="0.493cm" svg:x="12.534cm" svg:y="1.4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188cm" svg:height="0.493cm" svg:x="10.559cm" svg:y="2.4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564cm" svg:height="0.493cm" svg:x="10.372cm" svg:y="1.95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4" draw:text-style-name="P2" draw:layer="layout" svg:x1="10.466cm" svg:y1="2.025cm" svg:x2="10.841cm" svg:y2="2.353cm">
              <text:p/>
            </draw:line>
            <draw:line draw:style-name="gr4" draw:text-style-name="P2" draw:layer="layout" svg:x1="10.473cm" svg:y1="2.36cm" svg:x2="10.849cm" svg:y2="2.032cm">
              <text:p/>
            </draw:line>
          </draw:g>
          <draw:custom-shape draw:style-name="gr2" draw:text-style-name="P1" draw:layer="layout" svg:width="0.188cm" svg:height="0.493cm" svg:x="10.559cm" svg:y="1.4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188cm" svg:height="0.494cm" svg:x="15.568cm" svg:y="4.56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564cm" svg:height="0.494cm" svg:x="15.381cm" svg:y="4.067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4" draw:text-style-name="P2" draw:layer="layout" svg:x1="15.475cm" svg:y1="4.142cm" svg:x2="15.85cm" svg:y2="4.471cm">
              <text:p/>
            </draw:line>
            <draw:line draw:style-name="gr4" draw:text-style-name="P2" draw:layer="layout" svg:x1="15.482cm" svg:y1="4.477cm" svg:x2="15.858cm" svg:y2="4.148cm">
              <text:p/>
            </draw:line>
          </draw:g>
          <draw:custom-shape draw:style-name="gr2" draw:text-style-name="P1" draw:layer="layout" svg:width="0.188cm" svg:height="0.494cm" svg:x="15.568cm" svg:y="3.5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188cm" svg:height="0.494cm" svg:x="13.557cm" svg:y="4.56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565cm" svg:height="0.494cm" svg:x="13.37cm" svg:y="4.067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4" draw:text-style-name="P2" draw:layer="layout" svg:x1="13.464cm" svg:y1="4.142cm" svg:x2="13.84cm" svg:y2="4.471cm">
              <text:p/>
            </draw:line>
            <draw:line draw:style-name="gr4" draw:text-style-name="P2" draw:layer="layout" svg:x1="13.471cm" svg:y1="4.477cm" svg:x2="13.848cm" svg:y2="4.148cm">
              <text:p/>
            </draw:line>
          </draw:g>
          <draw:custom-shape draw:style-name="gr2" draw:text-style-name="P1" draw:layer="layout" svg:width="0.188cm" svg:height="0.494cm" svg:x="13.557cm" svg:y="3.5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188cm" svg:height="0.494cm" svg:x="11.546cm" svg:y="4.56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565cm" svg:height="0.494cm" svg:x="11.359cm" svg:y="4.067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4" draw:text-style-name="P2" draw:layer="layout" svg:x1="11.453cm" svg:y1="4.142cm" svg:x2="11.829cm" svg:y2="4.471cm">
              <text:p/>
            </draw:line>
            <draw:line draw:style-name="gr4" draw:text-style-name="P2" draw:layer="layout" svg:x1="11.46cm" svg:y1="4.477cm" svg:x2="11.837cm" svg:y2="4.148cm">
              <text:p/>
            </draw:line>
          </draw:g>
          <draw:custom-shape draw:style-name="gr2" draw:text-style-name="P1" draw:layer="layout" svg:width="0.188cm" svg:height="0.494cm" svg:x="11.546cm" svg:y="3.573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4" draw:layer="layout" svg:width="0.849cm" svg:height="0.599cm" svg:x="2.199cm" svg:y="2.555cm">
          <text:p text:style-name="P3"><text:span text:style-name="T1">V1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9cm" svg:height="0.599cm" svg:x="2.172cm" svg:y="3.759cm">
          <text:p text:style-name="P3"><text:span text:style-name="T1">V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9cm" svg:height="0.599cm" svg:x="5.109cm" svg:y="3.745cm">
          <text:p text:style-name="P3"><text:span text:style-name="T1">V3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9cm" svg:height="0.599cm" svg:x="3.795cm" svg:y="2.436cm">
          <text:p text:style-name="P3"><text:span text:style-name="T1">V4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9cm" svg:height="0.599cm" svg:x="8.902cm" svg:y="3.679cm">
          <text:p text:style-name="P3"><text:span text:style-name="T1">V5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9cm" svg:height="0.599cm" svg:x="10.516cm" svg:y="3.997cm">
          <text:p text:style-name="P3"><text:span text:style-name="T1">V6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9cm" svg:height="0.599cm" svg:x="12.624cm" svg:y="3.997cm">
          <text:p text:style-name="P3"><text:span text:style-name="T1">V7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9cm" svg:height="0.599cm" svg:x="14.59cm" svg:y="3.997cm">
          <text:p text:style-name="P3"><text:span text:style-name="T1">V8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49cm" svg:height="0.599cm" svg:x="9.66cm" svg:y="1.88cm">
          <text:p text:style-name="P3"><text:span text:style-name="T1">V9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006cm" svg:height="0.599cm" svg:x="11.496cm" svg:y="1.88cm">
          <text:p text:style-name="P3"><text:span text:style-name="T1">V10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006cm" svg:height="0.599cm" svg:x="13.48cm" svg:y="1.88cm">
          <text:p text:style-name="P3"><text:span text:style-name="T1">V1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006cm" svg:height="0.599cm" svg:x="15.429cm" svg:y="1.92cm">
          <text:p text:style-name="P3"><text:span text:style-name="T1">V12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879cm" svg:height="0.599cm" svg:x="14.194cm" svg:y="0.923cm">
          <text:p text:style-name="P3"><text:span text:style-name="T1">TC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908cm" svg:height="0.599cm" svg:x="12.166cm" svg:y="0.923cm">
          <text:p text:style-name="P3"><text:span text:style-name="T1">CC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942cm" svg:height="0.599cm" svg:x="10.2cm" svg:y="0.923cm">
          <text:p text:style-name="P3"><text:span text:style-name="T1">CM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986cm" svg:height="0.599cm" svg:x="11.567cm" svg:y="5.267cm">
          <text:p text:style-name="P3"><text:span text:style-name="T1">Ports for preparing samples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8.274cm" svg:height="1.275cm" svg:x="9.231cm" svg:y="6.325cm">
          <text:p text:style-name="P3"><text:span text:style-name="T4">CC = Cold cathode pressure sensor (high vacuum)</text:span></text:p>
          <text:p text:style-name="P3"><text:span text:style-name="T4">CM = Capacitance manometer pressure sensor (0 - 1000 torr)</text:span></text:p>
          <text:p text:style-name="P3"><text:span text:style-name="T4">TC = Thermocouple pressure sensor (low vacuum)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65cm" svg:height="0.494cm" svg:x="16.298cm" svg:y="0.96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" draw:text-style-name="P2" draw:layer="layout" svg:x1="16.392cm" svg:y1="1.038cm" svg:x2="16.768cm" svg:y2="1.367cm">
            <text:p/>
          </draw:line>
          <draw:line draw:style-name="gr4" draw:text-style-name="P2" draw:layer="layout" svg:x1="16.399cm" svg:y1="1.373cm" svg:x2="16.776cm" svg:y2="1.044cm">
            <text:p/>
          </draw:line>
        </draw:g>
        <draw:custom-shape draw:style-name="gr2" draw:text-style-name="P1" draw:layer="layout" svg:width="0.185cm" svg:height="0.494cm" svg:x="16.519cm" svg:y="0.4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192cm" svg:height="0.599cm" svg:x="15.995cm" svg:y="-0.078cm">
          <text:p text:style-name="P3"><text:span text:style-name="T1">Open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006cm" svg:height="0.599cm" svg:x="15.429cm" svg:y="0.901cm">
          <text:p text:style-name="P3"><text:span text:style-name="T1">V1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msArrowOpenEnd_20_5" draw:display-name="msArrowOpenEnd 5" svg:viewBox="0 0 315 315" svg:d="m157 0 158 286-48 29-110-202-110 202-47-29z"/>
    <draw:stroke-dash draw:name="Dash_20_2" draw:display-name="Dash 2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2T21:32:23</meta:creation-date>
    <dc:creator>Jussi Eloranta</dc:creator>
    <dc:date>2007-04-02T21:36:36</dc:date>
    <dc:language>en-US</dc:language>
    <meta:editing-cycles>5</meta:editing-cycles>
    <meta:editing-duration>PT4M13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